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56ac" officeooo:paragraph-rsid="000956ac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ffc7" officeooo:paragraph-rsid="0018ffc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956ac" officeooo:paragraph-rsid="000956ac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cbb19" officeooo:paragraph-rsid="000cbb19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d4636" officeooo:paragraph-rsid="000d4636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d8a1b" officeooo:paragraph-rsid="000d8a1b"/>
    </style:style>
    <style:style style:name="P7" style:family="paragraph" style:parent-style-name="Standard">
      <style:paragraph-properties fo:text-align="start" style:justify-single-word="false" fo:break-before="page"/>
      <style:text-properties style:text-underline-style="none" officeooo:rsid="00114aaa" officeooo:paragraph-rsid="00114aaa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14aaa" officeooo:paragraph-rsid="00114aaa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19156" officeooo:paragraph-rsid="00119156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29b44" officeooo:paragraph-rsid="00129b44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43e17" officeooo:paragraph-rsid="00143e17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4cf57" officeooo:paragraph-rsid="0014cf57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5cd22" officeooo:paragraph-rsid="0014cf57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5cd22" officeooo:paragraph-rsid="0015cd22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8ffc7" officeooo:paragraph-rsid="0018ffc7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b7417" officeooo:paragraph-rsid="001b7417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d84c7" officeooo:paragraph-rsid="001d84c7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e4f20" officeooo:paragraph-rsid="001e4f20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956ac" officeooo:paragraph-rsid="000956ac"/>
    </style:style>
    <style:style style:name="T1" style:family="text">
      <style:text-properties officeooo:rsid="000a6edf"/>
    </style:style>
    <style:style style:name="T2" style:family="text">
      <style:text-properties officeooo:rsid="000b72ea"/>
    </style:style>
    <style:style style:name="T3" style:family="text">
      <style:text-properties officeooo:rsid="001192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a consommation et l’épargne</text:p>
      <text:p text:style-name="P3"/>
      <text:p text:style-name="P1">Introduction</text:p>
      <text:p text:style-name="P1"/>
      <text:p text:style-name="P3">⇒ Consommation d’épargne ⇒ lié a l’évolution du revenu et du patrimoine </text:p>
      <text:p text:style-name="P3">⇒ Déterminé par de nombreux facteur</text:p>
      <text:p text:style-name="P3"><text:tab/>-Psychologique</text:p>
      <text:p text:style-name="P3"><text:tab/>-Économique</text:p>
      <text:p text:style-name="P3"><text:tab/>-Sociologique</text:p>
      <text:p text:style-name="P3"/>
      <text:p text:style-name="P1">1) Les d<text:span text:style-name="T2">é</text:span>terminant de la consommation</text:p>
      <text:p text:style-name="P3"/>
      <text:p text:style-name="P3">⇒ Consommer = Utiliser un bien ou un service </text:p>
      <text:p text:style-name="P3"/>
      <text:p text:style-name="P3">⇒ Les ménages consomme pour satisfaire leurs besoins</text:p>
      <text:p text:style-name="P3">⇒ Besoin</text:p>
      <text:p text:style-name="P3"><text:tab/>-Physiologique</text:p>
      <text:p text:style-name="P3"><text:tab/>-Sécurité</text:p>
      <text:p text:style-name="P3"><text:tab/>-D’appartenance à un groupe</text:p>
      <text:p text:style-name="P3"><text:tab/>-D’estime</text:p>
      <text:p text:style-name="P3"><text:tab/>-Épanouissement personnel</text:p>
      <text:p text:style-name="P3"/>
      <text:p text:style-name="P3"/>
      <text:p text:style-name="P3">A.Le comportement du consommateur et l’<text:span text:style-name="T1">é</text:span>pargnant</text:p>
      <text:p text:style-name="P3"/>
      <text:p text:style-name="P3">⇒ Un bien regroupe plusieurs fonction</text:p>
      <text:p text:style-name="P3"><text:tab/>-Fonction d’usage</text:p>
      <text:p text:style-name="P3"><text:tab/>-Fonction symbolique</text:p>
      <text:p text:style-name="P3"/>
      <text:p text:style-name="P3">⇒ Le prix du bien est important MAIS</text:p>
      <text:p text:style-name="P3"><text:tab/>-Aujourd’hui ‘limage de marque , le prestige prend plus de place</text:p>
      <text:p text:style-name="P3"/>
      <text:p text:style-name="P4">⇒ Les ménages répartisse leur revenu entre consommation et épargne</text:p>
      <text:p text:style-name="P4">⇒ Épargne = différent motifs</text:p>
      <text:p text:style-name="P4"><text:tab/>-Préalable et remboursement de crédit</text:p>
      <text:p text:style-name="P4"><text:tab/>-De précaution destinée à se couvrir contre le risque</text:p>
      <text:p text:style-name="P4"><text:tab/>-Destinée à la constitution d’un patrimoine</text:p>
      <text:p text:style-name="P4"/>
      <text:p text:style-name="P4"/>
      <text:p text:style-name="P5">B.Les différentes forme de consommation</text:p>
      <text:p text:style-name="P5"/>
      <text:p text:style-name="P5">⇒ La consommation s’est beaucoup développé depuis les années 50</text:p>
      <text:p text:style-name="P6">⇒ L’acquisition d’un logement est considéré comme un investissement </text:p>
      <text:p text:style-name="P6"/>
      <text:p text:style-name="P6">⇒ La consommation peut être classé selon</text:p>
      <text:p text:style-name="P6"><text:tab/>-La nature des besoins a satisfaire</text:p>
      <text:p text:style-name="P6"><text:tab/>-La nature des produits utilisés</text:p>
      <text:p text:style-name="P6"/>
      <text:p text:style-name="P6"/>
      <text:p text:style-name="P6"/>
      <text:p text:style-name="P7">C.Les déterminants sociologiques de la consommation </text:p>
      <text:p text:style-name="P8"/>
      <text:p text:style-name="P8">⇒ La consommation ne répond pas seulement a des besoins physiologique </text:p>
      <text:p text:style-name="P8"><text:tab/>-Mais aussi a des besoins sociaux</text:p>
      <text:p text:style-name="P9">⇒ « Pour être, il faut avoir »</text:p>
      <text:p text:style-name="P9"/>
      <text:p text:style-name="P9"><text:span text:style-name="T3">⇒ Notre type de consommation correspond au groupe social auquel on appartient </text:span><text:s/></text:p>
      <text:p text:style-name="P9"/>
      <text:p text:style-name="P10">⇒ La consommation est un élément du mode de vie</text:p>
      <text:p text:style-name="P10">⇒ Mode caractérisé par</text:p>
      <text:p text:style-name="P10"><text:tab/>-Le type d’activité</text:p>
      <text:p text:style-name="P10"><text:tab/>-Le partage du temps </text:p>
      <text:p text:style-name="P10"><text:tab/>-L’habitat et le cadre de vie</text:p>
      <text:p text:style-name="P10"><text:tab/>-Les relations sociales</text:p>
      <text:p text:style-name="P10"><text:tab/>-Et bien sûr la consommation</text:p>
      <text:p text:style-name="P6"/>
      <text:p text:style-name="P11">⇒ Tendance générale == uniformisation des modes de vie</text:p>
      <text:p text:style-name="P11"/>
      <text:p text:style-name="P12">⇒ Il existe un phénomène sociologique « effet d’imitation entre groupe sociaux distincts »</text:p>
      <text:p text:style-name="P13"/>
      <text:p text:style-name="P14">⇒ Pour qu’il y est consommation il y a production </text:p>
      <text:p text:style-name="P14">⇒ Il y a de fait un influence réciproque entre offre et demande </text:p>
      <text:p text:style-name="P14"/>
      <text:p text:style-name="P14"/>
      <text:p text:style-name="P2">2)La fonction de consommation</text:p>
      <text:p text:style-name="P2"/>
      <text:p text:style-name="P15">⇒ Il y a un lien évident entre revenu, consommation et épargne </text:p>
      <text:p text:style-name="P15"/>
      <text:p text:style-name="P15"/>
      <text:p text:style-name="P16">A.Les théorie explicative du niveau de la consommation</text:p>
      <text:p text:style-name="P16"/>
      <text:p text:style-name="P16">⇒ Pour Keynes, la consommation est une fonction du revenu </text:p>
      <text:p text:style-name="P16"/>
      <text:p text:style-name="P17">⇒ Les choix de consommation ne sont libre qu’après les dépenses pré-engagées du revenu <text:tab/>disponible</text:p>
      <text:p text:style-name="P17"/>
      <text:p text:style-name="P18">⇒ L’élasticité mesure la sensibilité de la demande a ses différents déterminants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8:03:37.150558355</meta:creation-date>
    <dc:date>2022-11-17T08:37:39.405639362</dc:date>
    <meta:editing-duration>PT33M54S</meta:editing-duration>
    <meta:editing-cycles>21</meta:editing-cycles>
    <meta:generator>LibreOffice/7.3.6.2$Linux_X86_64 LibreOffice_project/30$Build-2</meta:generator>
    <meta:document-statistic meta:table-count="0" meta:image-count="0" meta:object-count="0" meta:page-count="2" meta:paragraph-count="55" meta:word-count="357" meta:character-count="2252" meta:non-whitespace-character-count="1915"/>
  </office:meta>
</office:document-meta>
</file>